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10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99B67</text:p>
          </table:table-cell>
          <table:table-cell office:value-type="string" calcext:value-type="string">
            <text:p>A48E5C</text:p>
          </table:table-cell>
          <table:table-cell office:value-type="string" calcext:value-type="string">
            <text:p>2D495E</text:p>
          </table:table-cell>
          <table:table-cell office:value-type="string" calcext:value-type="string">
            <text:p>B99B67</text:p>
          </table:table-cell>
          <table:table-cell office:value-type="float" office:value="115898" calcext:value-type="float">
            <text:p>115898</text:p>
          </table:table-cell>
          <table:table-cell office:value-type="string" calcext:value-type="string">
            <text:p>2D495E</text:p>
          </table:table-cell>
          <table:table-cell office:value-type="string" calcext:value-type="string">
            <text:p>C3C5C2</text:p>
          </table:table-cell>
          <table:table-cell office:value-type="float" office:value="115898" calcext:value-type="float">
            <text:p>115898</text:p>
          </table:table-cell>
          <table:table-cell office:value-type="string" calcext:value-type="string">
            <text:p>A48E5C</text:p>
          </table:table-cell>
          <table:table-cell office:value-type="float" office:value="115898" calcext:value-type="float">
            <text:p>115898</text:p>
          </table:table-cell>
          <table:table-cell office:value-type="string" calcext:value-type="string">
            <text:p>C3C5C2</text:p>
          </table:table-cell>
          <table:table-cell office:value-type="string" calcext:value-type="string">
            <text:p>2D495E</text:p>
          </table:table-cell>
          <table:table-cell office:value-type="string" calcext:value-type="string">
            <text:p>A48E5C</text:p>
          </table:table-cell>
          <table:table-cell office:value-type="float" office:value="115898" calcext:value-type="float">
            <text:p>115898</text:p>
          </table:table-cell>
          <table:table-cell office:value-type="string" calcext:value-type="string">
            <text:p>B99B67</text:p>
          </table:table-cell>
          <table:table-cell office:value-type="float" office:value="115898" calcext:value-type="float">
            <text:p>115898</text:p>
          </table:table-cell>
          <table:table-cell office:value-type="string" calcext:value-type="string">
            <text:p>C3C5C2</text:p>
          </table:table-cell>
          <table:table-cell office:value-type="float" office:value="115898" calcext:value-type="float">
            <text:p>115898</text:p>
          </table:table-cell>
          <table:table-cell office:value-type="string" calcext:value-type="string">
            <text:p>B99B67</text:p>
          </table:table-cell>
          <table:table-cell office:value-type="string" calcext:value-type="string">
            <text:p>2D495E</text:p>
          </table:table-cell>
          <table:table-cell table:number-columns-repeated="2" office:value-type="string" calcext:value-type="string">
            <text:p>A48E5C</text:p>
          </table:table-cell>
        </table:table-row>
        <table:table-row table:style-name="ro1">
          <table:table-cell table:formula="of:=[Sheet2.B3]" office:value-type="string" office:string-value="ABA195" calcext:value-type="string">
            <text:p>ABA195</text:p>
          </table:table-cell>
          <table:table-cell table:formula="of:=[Sheet2.D3]" office:value-type="float" office:value="575757" calcext:value-type="float">
            <text:p>575757</text:p>
          </table:table-cell>
          <table:table-cell table:formula="of:=[Sheet2.E3]" office:value-type="string" office:string-value="423D37" calcext:value-type="string">
            <text:p>423D37</text:p>
          </table:table-cell>
          <table:table-cell table:formula="of:=[Sheet2.B3]" office:value-type="string" office:string-value="ABA195" calcext:value-type="string">
            <text:p>ABA195</text:p>
          </table:table-cell>
          <table:table-cell table:formula="of:=[Sheet2.C3]" office:value-type="string" office:string-value="A07D57" calcext:value-type="string">
            <text:p>A07D57</text:p>
          </table:table-cell>
          <table:table-cell table:formula="of:=[Sheet2.E3]" office:value-type="string" office:string-value="423D37" calcext:value-type="string">
            <text:p>423D37</text:p>
          </table:table-cell>
          <table:table-cell table:formula="of:=[Sheet2.A3]" office:value-type="string" office:string-value="D0BD92" calcext:value-type="string">
            <text:p>D0BD92</text:p>
          </table:table-cell>
          <table:table-cell table:formula="of:=[Sheet2.C3]" office:value-type="string" office:string-value="A07D57" calcext:value-type="string">
            <text:p>A07D57</text:p>
          </table:table-cell>
          <table:table-cell table:formula="of:=[Sheet2.D3]" office:value-type="float" office:value="575757" calcext:value-type="float">
            <text:p>575757</text:p>
          </table:table-cell>
          <table:table-cell table:formula="of:=[Sheet2.C3]" office:value-type="string" office:string-value="A07D57" calcext:value-type="string">
            <text:p>A07D57</text:p>
          </table:table-cell>
          <table:table-cell table:formula="of:=[Sheet2.A3]" office:value-type="string" office:string-value="D0BD92" calcext:value-type="string">
            <text:p>D0BD92</text:p>
          </table:table-cell>
          <table:table-cell table:formula="of:=[Sheet2.E3]" office:value-type="string" office:string-value="423D37" calcext:value-type="string">
            <text:p>423D37</text:p>
          </table:table-cell>
          <table:table-cell table:formula="of:=[Sheet2.D3]" office:value-type="float" office:value="575757" calcext:value-type="float">
            <text:p>575757</text:p>
          </table:table-cell>
          <table:table-cell table:formula="of:=[Sheet2.C3]" office:value-type="string" office:string-value="A07D57" calcext:value-type="string">
            <text:p>A07D57</text:p>
          </table:table-cell>
          <table:table-cell table:formula="of:=[Sheet2.B3]" office:value-type="string" office:string-value="ABA195" calcext:value-type="string">
            <text:p>ABA195</text:p>
          </table:table-cell>
          <table:table-cell table:formula="of:=[Sheet2.C3]" office:value-type="string" office:string-value="A07D57" calcext:value-type="string">
            <text:p>A07D57</text:p>
          </table:table-cell>
          <table:table-cell table:formula="of:=[Sheet2.A3]" office:value-type="string" office:string-value="D0BD92" calcext:value-type="string">
            <text:p>D0BD92</text:p>
          </table:table-cell>
          <table:table-cell table:formula="of:=[Sheet2.C3]" office:value-type="string" office:string-value="A07D57" calcext:value-type="string">
            <text:p>A07D57</text:p>
          </table:table-cell>
          <table:table-cell table:formula="of:=[Sheet2.B3]" office:value-type="string" office:string-value="ABA195" calcext:value-type="string">
            <text:p>ABA195</text:p>
          </table:table-cell>
          <table:table-cell table:formula="of:=[Sheet2.E3]" office:value-type="string" office:string-value="423D37" calcext:value-type="string">
            <text:p>423D37</text:p>
          </table:table-cell>
          <table:table-cell table:formula="of:=[Sheet2.D3]" office:value-type="float" office:value="575757" calcext:value-type="float">
            <text:p>575757</text:p>
          </table:table-cell>
          <table:table-cell table:formula="of:=[Sheet2.D3]" office:value-type="float" office:value="575757" calcext:value-type="float">
            <text:p>575757</text:p>
          </table:table-cell>
        </table:table-row>
        <table:table-row table:style-name="ro1">
          <table:table-cell table:formula="of:=[Sheet2.B4]" office:value-type="string" office:string-value="C89965" calcext:value-type="string">
            <text:p>C89965</text:p>
          </table:table-cell>
          <table:table-cell table:formula="of:=[Sheet2.D4]" office:value-type="string" office:string-value="8C6546" calcext:value-type="string">
            <text:p>8C6546</text:p>
          </table:table-cell>
          <table:table-cell table:formula="of:=[Sheet2.E4]" office:value-type="string" office:string-value="61554B" calcext:value-type="string">
            <text:p>61554B</text:p>
          </table:table-cell>
          <table:table-cell table:formula="of:=[Sheet2.B4]" office:value-type="string" office:string-value="C89965" calcext:value-type="string">
            <text:p>C89965</text:p>
          </table:table-cell>
          <table:table-cell table:formula="of:=[Sheet2.C4]" office:value-type="string" office:string-value="A77746" calcext:value-type="string">
            <text:p>A77746</text:p>
          </table:table-cell>
          <table:table-cell table:formula="of:=[Sheet2.E4]" office:value-type="string" office:string-value="61554B" calcext:value-type="string">
            <text:p>61554B</text:p>
          </table:table-cell>
          <table:table-cell table:formula="of:=[Sheet2.A4]" office:value-type="string" office:string-value="BAA384" calcext:value-type="string">
            <text:p>BAA384</text:p>
          </table:table-cell>
          <table:table-cell table:formula="of:=[Sheet2.C4]" office:value-type="string" office:string-value="A77746" calcext:value-type="string">
            <text:p>A77746</text:p>
          </table:table-cell>
          <table:table-cell table:formula="of:=[Sheet2.D4]" office:value-type="string" office:string-value="8C6546" calcext:value-type="string">
            <text:p>8C6546</text:p>
          </table:table-cell>
          <table:table-cell table:formula="of:=[Sheet2.C4]" office:value-type="string" office:string-value="A77746" calcext:value-type="string">
            <text:p>A77746</text:p>
          </table:table-cell>
          <table:table-cell table:formula="of:=[Sheet2.A4]" office:value-type="string" office:string-value="BAA384" calcext:value-type="string">
            <text:p>BAA384</text:p>
          </table:table-cell>
          <table:table-cell table:formula="of:=[Sheet2.E4]" office:value-type="string" office:string-value="61554B" calcext:value-type="string">
            <text:p>61554B</text:p>
          </table:table-cell>
          <table:table-cell table:formula="of:=[Sheet2.D4]" office:value-type="string" office:string-value="8C6546" calcext:value-type="string">
            <text:p>8C6546</text:p>
          </table:table-cell>
          <table:table-cell table:formula="of:=[Sheet2.C4]" office:value-type="string" office:string-value="A77746" calcext:value-type="string">
            <text:p>A77746</text:p>
          </table:table-cell>
          <table:table-cell table:formula="of:=[Sheet2.B4]" office:value-type="string" office:string-value="C89965" calcext:value-type="string">
            <text:p>C89965</text:p>
          </table:table-cell>
          <table:table-cell table:formula="of:=[Sheet2.C4]" office:value-type="string" office:string-value="A77746" calcext:value-type="string">
            <text:p>A77746</text:p>
          </table:table-cell>
          <table:table-cell table:formula="of:=[Sheet2.A4]" office:value-type="string" office:string-value="BAA384" calcext:value-type="string">
            <text:p>BAA384</text:p>
          </table:table-cell>
          <table:table-cell table:formula="of:=[Sheet2.C4]" office:value-type="string" office:string-value="A77746" calcext:value-type="string">
            <text:p>A77746</text:p>
          </table:table-cell>
          <table:table-cell table:formula="of:=[Sheet2.B4]" office:value-type="string" office:string-value="C89965" calcext:value-type="string">
            <text:p>C89965</text:p>
          </table:table-cell>
          <table:table-cell table:formula="of:=[Sheet2.E4]" office:value-type="string" office:string-value="61554B" calcext:value-type="string">
            <text:p>61554B</text:p>
          </table:table-cell>
          <table:table-cell table:formula="of:=[Sheet2.D4]" office:value-type="string" office:string-value="8C6546" calcext:value-type="string">
            <text:p>8C6546</text:p>
          </table:table-cell>
          <table:table-cell table:formula="of:=[Sheet2.D4]" office:value-type="string" office:string-value="8C6546" calcext:value-type="string">
            <text:p>8C6546</text:p>
          </table:table-cell>
        </table:table-row>
        <table:table-row table:style-name="ro1">
          <table:table-cell table:formula="of:=[Sheet2.B5]" office:value-type="string" office:string-value="DEDBC1" calcext:value-type="string">
            <text:p>DEDBC1</text:p>
          </table:table-cell>
          <table:table-cell table:formula="of:=[Sheet2.D5]" office:value-type="float" office:value="769299" calcext:value-type="float">
            <text:p>769299</text:p>
          </table:table-cell>
          <table:table-cell table:formula="of:=[Sheet2.E5]" office:value-type="string" office:string-value="7A6F61" calcext:value-type="string">
            <text:p>7A6F61</text:p>
          </table:table-cell>
          <table:table-cell table:formula="of:=[Sheet2.B5]" office:value-type="string" office:string-value="DEDBC1" calcext:value-type="string">
            <text:p>DEDBC1</text:p>
          </table:table-cell>
          <table:table-cell table:formula="of:=[Sheet2.C5]" office:value-type="string" office:string-value="9BC4CF" calcext:value-type="string">
            <text:p>9BC4CF</text:p>
          </table:table-cell>
          <table:table-cell table:formula="of:=[Sheet2.E5]" office:value-type="string" office:string-value="7A6F61" calcext:value-type="string">
            <text:p>7A6F61</text:p>
          </table:table-cell>
          <table:table-cell table:formula="of:=[Sheet2.A5]" office:value-type="string" office:string-value="F0E9D5" calcext:value-type="string">
            <text:p>F0E9D5</text:p>
          </table:table-cell>
          <table:table-cell table:formula="of:=[Sheet2.C5]" office:value-type="string" office:string-value="9BC4CF" calcext:value-type="string">
            <text:p>9BC4CF</text:p>
          </table:table-cell>
          <table:table-cell table:formula="of:=[Sheet2.D5]" office:value-type="float" office:value="769299" calcext:value-type="float">
            <text:p>769299</text:p>
          </table:table-cell>
          <table:table-cell table:formula="of:=[Sheet2.C5]" office:value-type="string" office:string-value="9BC4CF" calcext:value-type="string">
            <text:p>9BC4CF</text:p>
          </table:table-cell>
          <table:table-cell table:formula="of:=[Sheet2.A5]" office:value-type="string" office:string-value="F0E9D5" calcext:value-type="string">
            <text:p>F0E9D5</text:p>
          </table:table-cell>
          <table:table-cell table:formula="of:=[Sheet2.E5]" office:value-type="string" office:string-value="7A6F61" calcext:value-type="string">
            <text:p>7A6F61</text:p>
          </table:table-cell>
          <table:table-cell table:formula="of:=[Sheet2.D5]" office:value-type="float" office:value="769299" calcext:value-type="float">
            <text:p>769299</text:p>
          </table:table-cell>
          <table:table-cell table:formula="of:=[Sheet2.C5]" office:value-type="string" office:string-value="9BC4CF" calcext:value-type="string">
            <text:p>9BC4CF</text:p>
          </table:table-cell>
          <table:table-cell table:formula="of:=[Sheet2.B5]" office:value-type="string" office:string-value="DEDBC1" calcext:value-type="string">
            <text:p>DEDBC1</text:p>
          </table:table-cell>
          <table:table-cell table:formula="of:=[Sheet2.C5]" office:value-type="string" office:string-value="9BC4CF" calcext:value-type="string">
            <text:p>9BC4CF</text:p>
          </table:table-cell>
          <table:table-cell table:formula="of:=[Sheet2.A5]" office:value-type="string" office:string-value="F0E9D5" calcext:value-type="string">
            <text:p>F0E9D5</text:p>
          </table:table-cell>
          <table:table-cell table:formula="of:=[Sheet2.C5]" office:value-type="string" office:string-value="9BC4CF" calcext:value-type="string">
            <text:p>9BC4CF</text:p>
          </table:table-cell>
          <table:table-cell table:formula="of:=[Sheet2.B5]" office:value-type="string" office:string-value="DEDBC1" calcext:value-type="string">
            <text:p>DEDBC1</text:p>
          </table:table-cell>
          <table:table-cell table:formula="of:=[Sheet2.E5]" office:value-type="string" office:string-value="7A6F61" calcext:value-type="string">
            <text:p>7A6F61</text:p>
          </table:table-cell>
          <table:table-cell table:formula="of:=[Sheet2.D5]" office:value-type="float" office:value="769299" calcext:value-type="float">
            <text:p>769299</text:p>
          </table:table-cell>
          <table:table-cell table:formula="of:=[Sheet2.D5]" office:value-type="float" office:value="769299" calcext:value-type="float">
            <text:p>769299</text:p>
          </table:table-cell>
        </table:table-row>
        <table:table-row table:style-name="ro1">
          <table:table-cell table:formula="of:=[Sheet2.B6]" office:value-type="string" office:string-value="9B9365" calcext:value-type="string">
            <text:p>9B9365</text:p>
          </table:table-cell>
          <table:table-cell table:formula="of:=[Sheet2.D6]" office:value-type="string" office:string-value="A78B59" calcext:value-type="string">
            <text:p>A78B59</text:p>
          </table:table-cell>
          <table:table-cell table:formula="of:=[Sheet2.E6]" office:value-type="string" office:string-value="A8996E" calcext:value-type="string">
            <text:p>A8996E</text:p>
          </table:table-cell>
          <table:table-cell table:formula="of:=[Sheet2.B6]" office:value-type="string" office:string-value="9B9365" calcext:value-type="string">
            <text:p>9B9365</text:p>
          </table:table-cell>
          <table:table-cell table:formula="of:=[Sheet2.C6]" office:value-type="string" office:string-value="AE8251" calcext:value-type="string">
            <text:p>AE8251</text:p>
          </table:table-cell>
          <table:table-cell table:formula="of:=[Sheet2.E6]" office:value-type="string" office:string-value="A8996E" calcext:value-type="string">
            <text:p>A8996E</text:p>
          </table:table-cell>
          <table:table-cell table:formula="of:=[Sheet2.A6]" office:value-type="float" office:value="918877" calcext:value-type="float">
            <text:p>918877</text:p>
          </table:table-cell>
          <table:table-cell table:formula="of:=[Sheet2.C6]" office:value-type="string" office:string-value="AE8251" calcext:value-type="string">
            <text:p>AE8251</text:p>
          </table:table-cell>
          <table:table-cell table:formula="of:=[Sheet2.D6]" office:value-type="string" office:string-value="A78B59" calcext:value-type="string">
            <text:p>A78B59</text:p>
          </table:table-cell>
          <table:table-cell table:formula="of:=[Sheet2.C6]" office:value-type="string" office:string-value="AE8251" calcext:value-type="string">
            <text:p>AE8251</text:p>
          </table:table-cell>
          <table:table-cell table:formula="of:=[Sheet2.A6]" office:value-type="float" office:value="918877" calcext:value-type="float">
            <text:p>918877</text:p>
          </table:table-cell>
          <table:table-cell table:formula="of:=[Sheet2.E6]" office:value-type="string" office:string-value="A8996E" calcext:value-type="string">
            <text:p>A8996E</text:p>
          </table:table-cell>
          <table:table-cell table:formula="of:=[Sheet2.D6]" office:value-type="string" office:string-value="A78B59" calcext:value-type="string">
            <text:p>A78B59</text:p>
          </table:table-cell>
          <table:table-cell table:formula="of:=[Sheet2.C6]" office:value-type="string" office:string-value="AE8251" calcext:value-type="string">
            <text:p>AE8251</text:p>
          </table:table-cell>
          <table:table-cell table:formula="of:=[Sheet2.B6]" office:value-type="string" office:string-value="9B9365" calcext:value-type="string">
            <text:p>9B9365</text:p>
          </table:table-cell>
          <table:table-cell table:formula="of:=[Sheet2.C6]" office:value-type="string" office:string-value="AE8251" calcext:value-type="string">
            <text:p>AE8251</text:p>
          </table:table-cell>
          <table:table-cell table:formula="of:=[Sheet2.A6]" office:value-type="float" office:value="918877" calcext:value-type="float">
            <text:p>918877</text:p>
          </table:table-cell>
          <table:table-cell table:formula="of:=[Sheet2.C6]" office:value-type="string" office:string-value="AE8251" calcext:value-type="string">
            <text:p>AE8251</text:p>
          </table:table-cell>
          <table:table-cell table:formula="of:=[Sheet2.B6]" office:value-type="string" office:string-value="9B9365" calcext:value-type="string">
            <text:p>9B9365</text:p>
          </table:table-cell>
          <table:table-cell table:formula="of:=[Sheet2.E6]" office:value-type="string" office:string-value="A8996E" calcext:value-type="string">
            <text:p>A8996E</text:p>
          </table:table-cell>
          <table:table-cell table:formula="of:=[Sheet2.D6]" office:value-type="string" office:string-value="A78B59" calcext:value-type="string">
            <text:p>A78B59</text:p>
          </table:table-cell>
          <table:table-cell table:formula="of:=[Sheet2.D6]" office:value-type="string" office:string-value="A78B59" calcext:value-type="string">
            <text:p>A78B59</text:p>
          </table:table-cell>
        </table:table-row>
        <table:table-row table:style-name="ro1">
          <table:table-cell table:formula="of:=[Sheet2.B7]" office:value-type="string" office:string-value="AFAA6A" calcext:value-type="string">
            <text:p>AFAA6A</text:p>
          </table:table-cell>
          <table:table-cell table:formula="of:=[Sheet2.D7]" office:value-type="string" office:string-value="C89424" calcext:value-type="string">
            <text:p>C89424</text:p>
          </table:table-cell>
          <table:table-cell table:formula="of:=[Sheet2.E7]" office:value-type="string" office:string-value="899B75" calcext:value-type="string">
            <text:p>899B75</text:p>
          </table:table-cell>
          <table:table-cell table:formula="of:=[Sheet2.B7]" office:value-type="string" office:string-value="AFAA6A" calcext:value-type="string">
            <text:p>AFAA6A</text:p>
          </table:table-cell>
          <table:table-cell table:formula="of:=[Sheet2.C7]" office:value-type="string" office:string-value="B69C2B" calcext:value-type="string">
            <text:p>B69C2B</text:p>
          </table:table-cell>
          <table:table-cell table:formula="of:=[Sheet2.E7]" office:value-type="string" office:string-value="899B75" calcext:value-type="string">
            <text:p>899B75</text:p>
          </table:table-cell>
          <table:table-cell table:formula="of:=[Sheet2.A7]" office:value-type="string" office:string-value="A8B490" calcext:value-type="string">
            <text:p>A8B490</text:p>
          </table:table-cell>
          <table:table-cell table:formula="of:=[Sheet2.C7]" office:value-type="string" office:string-value="B69C2B" calcext:value-type="string">
            <text:p>B69C2B</text:p>
          </table:table-cell>
          <table:table-cell table:formula="of:=[Sheet2.D7]" office:value-type="string" office:string-value="C89424" calcext:value-type="string">
            <text:p>C89424</text:p>
          </table:table-cell>
          <table:table-cell table:formula="of:=[Sheet2.C7]" office:value-type="string" office:string-value="B69C2B" calcext:value-type="string">
            <text:p>B69C2B</text:p>
          </table:table-cell>
          <table:table-cell table:formula="of:=[Sheet2.A7]" office:value-type="string" office:string-value="A8B490" calcext:value-type="string">
            <text:p>A8B490</text:p>
          </table:table-cell>
          <table:table-cell table:formula="of:=[Sheet2.E7]" office:value-type="string" office:string-value="899B75" calcext:value-type="string">
            <text:p>899B75</text:p>
          </table:table-cell>
          <table:table-cell table:formula="of:=[Sheet2.D7]" office:value-type="string" office:string-value="C89424" calcext:value-type="string">
            <text:p>C89424</text:p>
          </table:table-cell>
          <table:table-cell table:formula="of:=[Sheet2.C7]" office:value-type="string" office:string-value="B69C2B" calcext:value-type="string">
            <text:p>B69C2B</text:p>
          </table:table-cell>
          <table:table-cell table:formula="of:=[Sheet2.B7]" office:value-type="string" office:string-value="AFAA6A" calcext:value-type="string">
            <text:p>AFAA6A</text:p>
          </table:table-cell>
          <table:table-cell table:formula="of:=[Sheet2.C7]" office:value-type="string" office:string-value="B69C2B" calcext:value-type="string">
            <text:p>B69C2B</text:p>
          </table:table-cell>
          <table:table-cell table:formula="of:=[Sheet2.A7]" office:value-type="string" office:string-value="A8B490" calcext:value-type="string">
            <text:p>A8B490</text:p>
          </table:table-cell>
          <table:table-cell table:formula="of:=[Sheet2.C7]" office:value-type="string" office:string-value="B69C2B" calcext:value-type="string">
            <text:p>B69C2B</text:p>
          </table:table-cell>
          <table:table-cell table:formula="of:=[Sheet2.B7]" office:value-type="string" office:string-value="AFAA6A" calcext:value-type="string">
            <text:p>AFAA6A</text:p>
          </table:table-cell>
          <table:table-cell table:formula="of:=[Sheet2.E7]" office:value-type="string" office:string-value="899B75" calcext:value-type="string">
            <text:p>899B75</text:p>
          </table:table-cell>
          <table:table-cell table:formula="of:=[Sheet2.D7]" office:value-type="string" office:string-value="C89424" calcext:value-type="string">
            <text:p>C89424</text:p>
          </table:table-cell>
          <table:table-cell table:formula="of:=[Sheet2.D7]" office:value-type="string" office:string-value="C89424" calcext:value-type="string">
            <text:p>C89424</text:p>
          </table:table-cell>
        </table:table-row>
        <table:table-row table:style-name="ro1">
          <table:table-cell table:formula="of:=[Sheet2.B8]" office:value-type="string" office:string-value="BEAED2" calcext:value-type="string">
            <text:p>BEAED2</text:p>
          </table:table-cell>
          <table:table-cell table:formula="of:=[Sheet2.D8]" office:value-type="string" office:string-value="8192BD" calcext:value-type="string">
            <text:p>8192BD</text:p>
          </table:table-cell>
          <table:table-cell table:formula="of:=[Sheet2.E8]" office:value-type="string" office:string-value="73616F" calcext:value-type="string">
            <text:p>73616F</text:p>
          </table:table-cell>
          <table:table-cell table:formula="of:=[Sheet2.B8]" office:value-type="string" office:string-value="BEAED2" calcext:value-type="string">
            <text:p>BEAED2</text:p>
          </table:table-cell>
          <table:table-cell table:formula="of:=[Sheet2.C8]" office:value-type="string" office:string-value="B89CA8" calcext:value-type="string">
            <text:p>B89CA8</text:p>
          </table:table-cell>
          <table:table-cell table:formula="of:=[Sheet2.E8]" office:value-type="string" office:string-value="73616F" calcext:value-type="string">
            <text:p>73616F</text:p>
          </table:table-cell>
          <table:table-cell table:formula="of:=[Sheet2.A8]" office:value-type="string" office:string-value="ABC5F5" calcext:value-type="string">
            <text:p>ABC5F5</text:p>
          </table:table-cell>
          <table:table-cell table:formula="of:=[Sheet2.C8]" office:value-type="string" office:string-value="B89CA8" calcext:value-type="string">
            <text:p>B89CA8</text:p>
          </table:table-cell>
          <table:table-cell table:formula="of:=[Sheet2.D8]" office:value-type="string" office:string-value="8192BD" calcext:value-type="string">
            <text:p>8192BD</text:p>
          </table:table-cell>
          <table:table-cell table:formula="of:=[Sheet2.C8]" office:value-type="string" office:string-value="B89CA8" calcext:value-type="string">
            <text:p>B89CA8</text:p>
          </table:table-cell>
          <table:table-cell table:formula="of:=[Sheet2.A8]" office:value-type="string" office:string-value="ABC5F5" calcext:value-type="string">
            <text:p>ABC5F5</text:p>
          </table:table-cell>
          <table:table-cell table:formula="of:=[Sheet2.E8]" office:value-type="string" office:string-value="73616F" calcext:value-type="string">
            <text:p>73616F</text:p>
          </table:table-cell>
          <table:table-cell table:formula="of:=[Sheet2.D8]" office:value-type="string" office:string-value="8192BD" calcext:value-type="string">
            <text:p>8192BD</text:p>
          </table:table-cell>
          <table:table-cell table:formula="of:=[Sheet2.C8]" office:value-type="string" office:string-value="B89CA8" calcext:value-type="string">
            <text:p>B89CA8</text:p>
          </table:table-cell>
          <table:table-cell table:formula="of:=[Sheet2.B8]" office:value-type="string" office:string-value="BEAED2" calcext:value-type="string">
            <text:p>BEAED2</text:p>
          </table:table-cell>
          <table:table-cell table:formula="of:=[Sheet2.C8]" office:value-type="string" office:string-value="B89CA8" calcext:value-type="string">
            <text:p>B89CA8</text:p>
          </table:table-cell>
          <table:table-cell table:formula="of:=[Sheet2.A8]" office:value-type="string" office:string-value="ABC5F5" calcext:value-type="string">
            <text:p>ABC5F5</text:p>
          </table:table-cell>
          <table:table-cell table:formula="of:=[Sheet2.C8]" office:value-type="string" office:string-value="B89CA8" calcext:value-type="string">
            <text:p>B89CA8</text:p>
          </table:table-cell>
          <table:table-cell table:formula="of:=[Sheet2.B8]" office:value-type="string" office:string-value="BEAED2" calcext:value-type="string">
            <text:p>BEAED2</text:p>
          </table:table-cell>
          <table:table-cell table:formula="of:=[Sheet2.E8]" office:value-type="string" office:string-value="73616F" calcext:value-type="string">
            <text:p>73616F</text:p>
          </table:table-cell>
          <table:table-cell table:formula="of:=[Sheet2.D8]" office:value-type="string" office:string-value="8192BD" calcext:value-type="string">
            <text:p>8192BD</text:p>
          </table:table-cell>
          <table:table-cell table:formula="of:=[Sheet2.D8]" office:value-type="string" office:string-value="8192BD" calcext:value-type="string">
            <text:p>8192BD</text:p>
          </table:table-cell>
        </table:table-row>
        <table:table-row table:style-name="ro1">
          <table:table-cell table:formula="of:=[Sheet2.B9]" office:value-type="string" office:string-value="CBC2BB" calcext:value-type="string">
            <text:p>CBC2BB</text:p>
          </table:table-cell>
          <table:table-cell table:formula="of:=[Sheet2.D9]" office:value-type="string" office:string-value="A0917C" calcext:value-type="string">
            <text:p>A0917C</text:p>
          </table:table-cell>
          <table:table-cell table:formula="of:=[Sheet2.E9]" office:value-type="string" office:string-value="6A6B6D" calcext:value-type="string">
            <text:p>6A6B6D</text:p>
          </table:table-cell>
          <table:table-cell table:formula="of:=[Sheet2.B9]" office:value-type="string" office:string-value="CBC2BB" calcext:value-type="string">
            <text:p>CBC2BB</text:p>
          </table:table-cell>
          <table:table-cell table:formula="of:=[Sheet2.C9]" office:value-type="string" office:string-value="C0B0A1" calcext:value-type="string">
            <text:p>C0B0A1</text:p>
          </table:table-cell>
          <table:table-cell table:formula="of:=[Sheet2.E9]" office:value-type="string" office:string-value="6A6B6D" calcext:value-type="string">
            <text:p>6A6B6D</text:p>
          </table:table-cell>
          <table:table-cell table:formula="of:=[Sheet2.A9]" office:value-type="string" office:string-value="CFD3D6" calcext:value-type="string">
            <text:p>CFD3D6</text:p>
          </table:table-cell>
          <table:table-cell table:formula="of:=[Sheet2.C9]" office:value-type="string" office:string-value="C0B0A1" calcext:value-type="string">
            <text:p>C0B0A1</text:p>
          </table:table-cell>
          <table:table-cell table:formula="of:=[Sheet2.D9]" office:value-type="string" office:string-value="A0917C" calcext:value-type="string">
            <text:p>A0917C</text:p>
          </table:table-cell>
          <table:table-cell table:formula="of:=[Sheet2.C9]" office:value-type="string" office:string-value="C0B0A1" calcext:value-type="string">
            <text:p>C0B0A1</text:p>
          </table:table-cell>
          <table:table-cell table:formula="of:=[Sheet2.A9]" office:value-type="string" office:string-value="CFD3D6" calcext:value-type="string">
            <text:p>CFD3D6</text:p>
          </table:table-cell>
          <table:table-cell table:formula="of:=[Sheet2.E9]" office:value-type="string" office:string-value="6A6B6D" calcext:value-type="string">
            <text:p>6A6B6D</text:p>
          </table:table-cell>
          <table:table-cell table:formula="of:=[Sheet2.D9]" office:value-type="string" office:string-value="A0917C" calcext:value-type="string">
            <text:p>A0917C</text:p>
          </table:table-cell>
          <table:table-cell table:formula="of:=[Sheet2.C9]" office:value-type="string" office:string-value="C0B0A1" calcext:value-type="string">
            <text:p>C0B0A1</text:p>
          </table:table-cell>
          <table:table-cell table:formula="of:=[Sheet2.B9]" office:value-type="string" office:string-value="CBC2BB" calcext:value-type="string">
            <text:p>CBC2BB</text:p>
          </table:table-cell>
          <table:table-cell table:formula="of:=[Sheet2.C9]" office:value-type="string" office:string-value="C0B0A1" calcext:value-type="string">
            <text:p>C0B0A1</text:p>
          </table:table-cell>
          <table:table-cell table:formula="of:=[Sheet2.A9]" office:value-type="string" office:string-value="CFD3D6" calcext:value-type="string">
            <text:p>CFD3D6</text:p>
          </table:table-cell>
          <table:table-cell table:formula="of:=[Sheet2.C9]" office:value-type="string" office:string-value="C0B0A1" calcext:value-type="string">
            <text:p>C0B0A1</text:p>
          </table:table-cell>
          <table:table-cell table:formula="of:=[Sheet2.B9]" office:value-type="string" office:string-value="CBC2BB" calcext:value-type="string">
            <text:p>CBC2BB</text:p>
          </table:table-cell>
          <table:table-cell table:formula="of:=[Sheet2.E9]" office:value-type="string" office:string-value="6A6B6D" calcext:value-type="string">
            <text:p>6A6B6D</text:p>
          </table:table-cell>
          <table:table-cell table:formula="of:=[Sheet2.D9]" office:value-type="string" office:string-value="A0917C" calcext:value-type="string">
            <text:p>A0917C</text:p>
          </table:table-cell>
          <table:table-cell table:formula="of:=[Sheet2.D9]" office:value-type="string" office:string-value="A0917C" calcext:value-type="string">
            <text:p>A0917C</text:p>
          </table:table-cell>
        </table:table-row>
        <table:table-row table:style-name="ro1">
          <table:table-cell table:formula="of:=[Sheet2.B10]" office:value-type="string" office:string-value="80A9D9" calcext:value-type="string">
            <text:p>80A9D9</text:p>
          </table:table-cell>
          <table:table-cell table:formula="of:=[Sheet2.D10]" office:value-type="float" office:value="517559" calcext:value-type="float">
            <text:p>517559</text:p>
          </table:table-cell>
          <table:table-cell table:formula="of:=[Sheet2.E10]" office:value-type="string" office:string-value="394B57" calcext:value-type="string">
            <text:p>394B57</text:p>
          </table:table-cell>
          <table:table-cell table:formula="of:=[Sheet2.B10]" office:value-type="string" office:string-value="80A9D9" calcext:value-type="string">
            <text:p>80A9D9</text:p>
          </table:table-cell>
          <table:table-cell table:formula="of:=[Sheet2.C10]" office:value-type="string" office:string-value="588EA3" calcext:value-type="string">
            <text:p>588EA3</text:p>
          </table:table-cell>
          <table:table-cell table:formula="of:=[Sheet2.E10]" office:value-type="string" office:string-value="394B57" calcext:value-type="string">
            <text:p>394B57</text:p>
          </table:table-cell>
          <table:table-cell table:formula="of:=[Sheet2.A10]" office:value-type="string" office:string-value="BED9FA" calcext:value-type="string">
            <text:p>BED9FA</text:p>
          </table:table-cell>
          <table:table-cell table:formula="of:=[Sheet2.C10]" office:value-type="string" office:string-value="588EA3" calcext:value-type="string">
            <text:p>588EA3</text:p>
          </table:table-cell>
          <table:table-cell table:formula="of:=[Sheet2.D10]" office:value-type="float" office:value="517559" calcext:value-type="float">
            <text:p>517559</text:p>
          </table:table-cell>
          <table:table-cell table:formula="of:=[Sheet2.C10]" office:value-type="string" office:string-value="588EA3" calcext:value-type="string">
            <text:p>588EA3</text:p>
          </table:table-cell>
          <table:table-cell table:formula="of:=[Sheet2.A10]" office:value-type="string" office:string-value="BED9FA" calcext:value-type="string">
            <text:p>BED9FA</text:p>
          </table:table-cell>
          <table:table-cell table:formula="of:=[Sheet2.E10]" office:value-type="string" office:string-value="394B57" calcext:value-type="string">
            <text:p>394B57</text:p>
          </table:table-cell>
          <table:table-cell table:formula="of:=[Sheet2.D10]" office:value-type="float" office:value="517559" calcext:value-type="float">
            <text:p>517559</text:p>
          </table:table-cell>
          <table:table-cell table:formula="of:=[Sheet2.C10]" office:value-type="string" office:string-value="588EA3" calcext:value-type="string">
            <text:p>588EA3</text:p>
          </table:table-cell>
          <table:table-cell table:formula="of:=[Sheet2.B10]" office:value-type="string" office:string-value="80A9D9" calcext:value-type="string">
            <text:p>80A9D9</text:p>
          </table:table-cell>
          <table:table-cell table:formula="of:=[Sheet2.C10]" office:value-type="string" office:string-value="588EA3" calcext:value-type="string">
            <text:p>588EA3</text:p>
          </table:table-cell>
          <table:table-cell table:formula="of:=[Sheet2.A10]" office:value-type="string" office:string-value="BED9FA" calcext:value-type="string">
            <text:p>BED9FA</text:p>
          </table:table-cell>
          <table:table-cell table:formula="of:=[Sheet2.C10]" office:value-type="string" office:string-value="588EA3" calcext:value-type="string">
            <text:p>588EA3</text:p>
          </table:table-cell>
          <table:table-cell table:formula="of:=[Sheet2.B10]" office:value-type="string" office:string-value="80A9D9" calcext:value-type="string">
            <text:p>80A9D9</text:p>
          </table:table-cell>
          <table:table-cell table:formula="of:=[Sheet2.E10]" office:value-type="string" office:string-value="394B57" calcext:value-type="string">
            <text:p>394B57</text:p>
          </table:table-cell>
          <table:table-cell table:formula="of:=[Sheet2.D10]" office:value-type="float" office:value="517559" calcext:value-type="float">
            <text:p>517559</text:p>
          </table:table-cell>
          <table:table-cell table:formula="of:=[Sheet2.D10]" office:value-type="float" office:value="517559" calcext:value-type="float">
            <text:p>517559</text:p>
          </table:table-cell>
        </table:table-row>
      </table:table>
      <table:table table:name="Sheet2" table:style-name="ta1">
        <table:table-column table:style-name="co4" table:number-columns-repeated="5" table:default-cell-style-name="ce1"/>
        <table:table-column table:style-name="co4" table:number-columns-repeated="2" table:default-cell-style-name="Default"/>
        <table:table-row table:style-name="ro1">
          <table:table-cell table:style-name="Default" office:value-type="string" calcext:value-type="string">
            <text:p>hell</text:p>
          </table:table-cell>
          <table:table-cell table:style-name="Default" office:value-type="string" calcext:value-type="string">
            <text:p>fast hell</text:p>
          </table:table-cell>
          <table:table-cell table:style-name="Default" office:value-type="string" calcext:value-type="string">
            <text:p>mittel</text:p>
          </table:table-cell>
          <table:table-cell table:style-name="Default" office:value-type="string" calcext:value-type="string">
            <text:p>fast dunkel</text:p>
          </table:table-cell>
          <table:table-cell table:style-name="Default" office:value-type="string" calcext:value-type="string">
            <text:p>dunkel</text:p>
          </table:table-cell>
          <table:table-cell office:value-type="string" calcext:value-type="string">
            <text:p>palette nam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table:style-name="Default" table:number-columns-repeated="5"/>
          <table:table-cell office:value-type="string" calcext:value-type="string">
            <text:p>juno</text:p>
          </table:table-cell>
          <table:table-cell/>
        </table:table-row>
        <table:table-row table:style-name="ro2">
          <table:table-cell office:value-type="string" calcext:value-type="string">
            <text:p>D0BD92</text:p>
          </table:table-cell>
          <table:table-cell office:value-type="string" calcext:value-type="string">
            <text:p>ABA195</text:p>
          </table:table-cell>
          <table:table-cell office:value-type="string" calcext:value-type="string">
            <text:p>A07D57</text:p>
          </table:table-cell>
          <table:table-cell office:value-type="float" office:value="575757" calcext:value-type="float">
            <text:p>575757</text:p>
          </table:table-cell>
          <table:table-cell office:value-type="string" calcext:value-type="string">
            <text:p>423D37</text:p>
          </table:table-cell>
          <table:table-cell office:value-type="string" calcext:value-type="string">
            <text:p>roger miller</text:p>
          </table:table-cell>
          <table:table-cell/>
        </table:table-row>
        <table:table-row table:style-name="ro2">
          <table:table-cell office:value-type="string" calcext:value-type="string">
            <text:p>BAA384</text:p>
          </table:table-cell>
          <table:table-cell office:value-type="string" calcext:value-type="string">
            <text:p>C89965</text:p>
          </table:table-cell>
          <table:table-cell office:value-type="string" calcext:value-type="string">
            <text:p>A77746</text:p>
          </table:table-cell>
          <table:table-cell office:value-type="string" calcext:value-type="string">
            <text:p>8C6546</text:p>
          </table:table-cell>
          <table:table-cell office:value-type="string" calcext:value-type="string">
            <text:p>61554B</text:p>
          </table:table-cell>
          <table:table-cell office:value-type="string" calcext:value-type="string">
            <text:p>who rang?</text:p>
          </table:table-cell>
          <table:table-cell/>
        </table:table-row>
        <table:table-row table:style-name="ro2">
          <table:table-cell office:value-type="string" calcext:value-type="string">
            <text:p>F0E9D5</text:p>
          </table:table-cell>
          <table:table-cell office:value-type="string" calcext:value-type="string">
            <text:p>DEDBC1</text:p>
          </table:table-cell>
          <table:table-cell office:value-type="string" calcext:value-type="string">
            <text:p>9BC4CF</text:p>
          </table:table-cell>
          <table:table-cell office:value-type="float" office:value="769299" calcext:value-type="float">
            <text:p>769299</text:p>
          </table:table-cell>
          <table:table-cell office:value-type="string" calcext:value-type="string">
            <text:p>7A6F61</text:p>
          </table:table-cell>
          <table:table-cell office:value-type="string" calcext:value-type="string">
            <text:p>She tells herself</text:p>
          </table:table-cell>
          <table:table-cell office:value-type="string" calcext:value-type="string">
            <text:p>http://www.colourlovers.com/palette/3367669/She_Tells_Herself</text:p>
          </table:table-cell>
        </table:table-row>
        <table:table-row table:style-name="ro2">
          <table:table-cell office:value-type="float" office:value="918877" calcext:value-type="float">
            <text:p>918877</text:p>
          </table:table-cell>
          <table:table-cell office:value-type="string" calcext:value-type="string">
            <text:p>9B9365</text:p>
          </table:table-cell>
          <table:table-cell office:value-type="string" calcext:value-type="string">
            <text:p>AE8251</text:p>
          </table:table-cell>
          <table:table-cell office:value-type="string" calcext:value-type="string">
            <text:p>A78B59</text:p>
          </table:table-cell>
          <table:table-cell office:value-type="string" calcext:value-type="string">
            <text:p>A8996E</text:p>
          </table:table-cell>
          <table:table-cell office:value-type="string" calcext:value-type="string">
            <text:p>Planet Pearl</text:p>
          </table:table-cell>
          <table:table-cell office:value-type="string" calcext:value-type="string">
            <text:p>http://www.colourlovers.com/palette/2575224/Planet_pearl?widths=1</text:p>
          </table:table-cell>
        </table:table-row>
        <table:table-row table:style-name="ro2">
          <table:table-cell office:value-type="string" calcext:value-type="string">
            <text:p>A8B490</text:p>
          </table:table-cell>
          <table:table-cell office:value-type="string" calcext:value-type="string">
            <text:p>AFAA6A</text:p>
          </table:table-cell>
          <table:table-cell office:value-type="string" calcext:value-type="string">
            <text:p>B69C2B</text:p>
          </table:table-cell>
          <table:table-cell office:value-type="string" calcext:value-type="string">
            <text:p>C89424</text:p>
          </table:table-cell>
          <table:table-cell office:value-type="string" calcext:value-type="string">
            <text:p>899B75</text:p>
          </table:table-cell>
          <table:table-cell office:value-type="string" calcext:value-type="string">
            <text:p>Party trick</text:p>
          </table:table-cell>
          <table:table-cell office:value-type="string" calcext:value-type="string">
            <text:p>http://www.colourlovers.com/palette/2613121/Party_trick?widths=1</text:p>
          </table:table-cell>
        </table:table-row>
        <table:table-row table:style-name="ro2">
          <table:table-cell office:value-type="string" calcext:value-type="string">
            <text:p>ABC5F5</text:p>
          </table:table-cell>
          <table:table-cell office:value-type="string" calcext:value-type="string">
            <text:p>BEAED2</text:p>
          </table:table-cell>
          <table:table-cell office:value-type="string" calcext:value-type="string">
            <text:p>B89CA8</text:p>
          </table:table-cell>
          <table:table-cell office:value-type="string" calcext:value-type="string">
            <text:p>8192BD</text:p>
          </table:table-cell>
          <table:table-cell office:value-type="string" calcext:value-type="string">
            <text:p>73616F</text:p>
          </table:table-cell>
          <table:table-cell office:value-type="string" calcext:value-type="string">
            <text:p>barbie soldier</text:p>
          </table:table-cell>
          <table:table-cell/>
        </table:table-row>
        <table:table-row table:style-name="ro2">
          <table:table-cell office:value-type="string" calcext:value-type="string">
            <text:p>CFD3D6</text:p>
          </table:table-cell>
          <table:table-cell office:value-type="string" calcext:value-type="string">
            <text:p>CBC2BB</text:p>
          </table:table-cell>
          <table:table-cell office:value-type="string" calcext:value-type="string">
            <text:p>C0B0A1</text:p>
          </table:table-cell>
          <table:table-cell office:value-type="string" calcext:value-type="string">
            <text:p>A0917C</text:p>
          </table:table-cell>
          <table:table-cell office:value-type="string" calcext:value-type="string">
            <text:p>6A6B6D</text:p>
          </table:table-cell>
          <table:table-cell office:value-type="string" calcext:value-type="string">
            <text:p>I'm a rocket</text:p>
          </table:table-cell>
          <table:table-cell/>
        </table:table-row>
        <table:table-row table:style-name="ro2">
          <table:table-cell office:value-type="string" calcext:value-type="string">
            <text:p>BED9FA</text:p>
          </table:table-cell>
          <table:table-cell office:value-type="string" calcext:value-type="string">
            <text:p>80A9D9</text:p>
          </table:table-cell>
          <table:table-cell office:value-type="string" calcext:value-type="string">
            <text:p>588EA3</text:p>
          </table:table-cell>
          <table:table-cell office:value-type="float" office:value="517559" calcext:value-type="float">
            <text:p>517559</text:p>
          </table:table-cell>
          <table:table-cell office:value-type="string" calcext:value-type="string">
            <text:p>394B57</text:p>
          </table:table-cell>
          <table:table-cell office:value-type="string" calcext:value-type="string">
            <text:p>verrazan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4">00/00/0000</text:date>, <text:time style:data-style-name="N2" text:time-value="22:29:23.7143924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24T22:53:45.659264172</dc:date>
    <meta:generator>LibreOffice/4.2.4.2$Linux_X86_64 LibreOffice_project/420m0$Build-2</meta:generator>
    <meta:editing-duration>PT5M14S</meta:editing-duration>
    <meta:editing-cycles>4</meta:editing-cycles>
    <meta:document-statistic meta:table-count="2" meta:cell-count="279" meta:object-count="0"/>
  </office:meta>
</office:document-meta>
</file>